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RRA ESPINOZA, VICTOR ALEXAND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17920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ERRA ESPINOZA, VICTOR ALEXAN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1792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126985</text:p>
          </table:table-cell>
          <table:table-cell table:style-name="Tabla2.A2" office:value-type="string">
            <text:p text:style-name="P7">3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38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